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4.99mm"/>
    </style:style>
    <style:style style:name="co5" style:family="table-column">
      <style:table-column-properties fo:break-before="auto" style:column-width="3.4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 style:data-style-name="N1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eeeeee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 style:data-style-name="N1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eeeeee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eeeeee"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36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order-left="0.06pt solid #000000" fo:border-right="none" fo:border-top="none"/>
    </style:style>
    <style:style style:name="ce54" style:family="table-cell" style:parent-style-name="Default">
      <style:table-cell-properties fo:border-bottom="none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5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9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end" fo:margin-left="0mm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000000" style:text-outline="false" style:text-line-through-style="none" style:text-line-through-type="none" style:font-name="Segoe UI" fo:font-size="5.09999990463257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normal" style:font-name-complex="Segoe UI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10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01" style:family="table-cell" style:parent-style-name="Default">
      <style:table-cell-properties fo:background-color="transparent" fo:border="none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IZVUČENE KOMBINACIJE" table:style-name="ta1">
        <table:table-column table:style-name="co1" table:default-cell-style-name="ce6"/>
        <table:table-column table:style-name="co1" table:default-cell-style-name="ce10"/>
        <table:table-column table:style-name="co2" table:number-columns-repeated="5" table:default-cell-style-name="ce29"/>
        <table:table-column table:style-name="co2" table:number-columns-repeated="2" table:default-cell-style-name="ce16"/>
        <table:table-column table:style-name="co3" table:number-columns-repeated="2" table:default-cell-style-name="ce10"/>
        <table:table-column table:style-name="co4" table:number-columns-repeated="2" table:default-cell-style-name="ce16"/>
        <table:table-column table:style-name="co5" table:number-columns-repeated="2" table:default-cell-style-name="Default"/>
        <table:table-column table:style-name="co2" table:default-cell-style-name="ce53"/>
        <table:table-column table:style-name="co2" table:number-columns-repeated="3" table:default-cell-style-name="Default"/>
        <table:table-column table:style-name="co2" table:default-cell-style-name="ce54"/>
        <table:table-column table:style-name="co2" table:default-cell-style-name="Default"/>
        <table:table-column table:style-name="co2" table:default-cell-style-name="ce54"/>
        <table:table-column table:style-name="co5" table:number-columns-repeated="2" table:default-cell-style-name="Default"/>
        <table:table-column table:style-name="co1" table:number-columns-repeated="4" table:default-cell-style-name="ce74"/>
        <table:table-column table:style-name="co5" table:default-cell-style-name="Default"/>
        <table:table-column table:style-name="co2" table:number-columns-repeated="5" table:default-cell-style-name="ce92"/>
        <table:table-column table:style-name="co2" table:number-columns-repeated="2" table:default-cell-style-name="ce97"/>
        <table:table-column table:style-name="co2" table:default-cell-style-name="ce102"/>
        <table:table-row table:style-name="ro1">
          <table:table-cell table:style-name="ce1" office:value-type="string" calcext:value-type="string" table:number-columns-spanned="1" table:number-rows-spanned="2">
            <text:p>DATUM</text:p>
          </table:table-cell>
          <table:table-cell table:style-name="ce1" office:value-type="string" calcext:value-type="string" table:number-columns-spanned="1" table:number-rows-spanned="2">
            <text:p>KOLO</text:p>
          </table:table-cell>
          <table:table-cell table:style-name="ce25" office:value-type="string" calcext:value-type="string" table:number-columns-spanned="5" table:number-rows-spanned="2">
            <text:p>DOBITNA KOMBINACIJA</text:p>
          </table:table-cell>
          <table:covered-table-cell table:number-columns-repeated="4" table:style-name="ce30"/>
          <table:table-cell table:style-name="ce1" office:value-type="string" calcext:value-type="string" table:number-columns-spanned="2" table:number-rows-spanned="2">
            <text:p>DOPUNSKI</text:p>
            <text:p>BROJEVI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DOBITCI (U HR)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IZNOS</text:p>
            <text:p>DOBITKA(kn)</text:p>
          </table:table-cell>
          <table:covered-table-cell table:style-name="ce68"/>
          <table:table-cell table:number-columns-repeated="2"/>
          <table:table-cell table:style-name="ce51" office:value-type="string" calcext:value-type="string" table:number-columns-spanned="7" table:number-rows-spanned="2">
            <text:p>LuckyNum</text:p>
            <text:p>KOMBINACIJA</text:p>
          </table:table-cell>
          <table:covered-table-cell table:number-columns-repeated="6"/>
          <table:table-cell table:number-columns-repeated="2"/>
          <table:table-cell table:style-name="ce45" office:value-type="string" calcext:value-type="string" table:number-columns-spanned="4" table:number-rows-spanned="1">
            <text:p>NAJČEŠĆE IZVUČENI BROJEVI</text:p>
          </table:table-cell>
          <table:covered-table-cell table:number-columns-repeated="2" table:style-name="ce75"/>
          <table:covered-table-cell table:style-name="ce39"/>
          <table:table-cell/>
          <table:table-cell table:style-name="ce90" office:value-type="string" calcext:value-type="string" table:number-columns-spanned="7" table:number-rows-spanned="1">
            <text:p>NAJČEŠĆE IZVUČENA KOMBINACIJA</text:p>
          </table:table-cell>
          <table:covered-table-cell table:number-columns-repeated="4" table:style-name="ce93"/>
          <table:covered-table-cell table:number-columns-repeated="2" table:style-name="ce95"/>
          <table:table-cell table:style-name="ce101"/>
        </table:table-row>
        <table:table-row table:style-name="ro2">
          <table:covered-table-cell table:style-name="ce7"/>
          <table:covered-table-cell table:style-name="ce21"/>
          <table:covered-table-cell table:style-name="ce26"/>
          <table:covered-table-cell table:number-columns-repeated="4" table:style-name="ce31"/>
          <table:covered-table-cell table:number-columns-repeated="2" table:style-name="ce41"/>
          <table:table-cell table:style-name="ce38" office:value-type="string" calcext:value-type="string">
            <text:p>5+2</text:p>
          </table:table-cell>
          <table:table-cell table:style-name="ce48" office:value-type="string" calcext:value-type="string">
            <text:p>5+1</text:p>
          </table:table-cell>
          <table:table-cell table:style-name="ce38" office:value-type="string" calcext:value-type="string">
            <text:p>5+2</text:p>
          </table:table-cell>
          <table:table-cell table:style-name="ce48" office:value-type="string" calcext:value-type="string">
            <text:p>5+1</text:p>
          </table:table-cell>
          <table:table-cell table:number-columns-repeated="2"/>
          <table:covered-table-cell table:number-columns-repeated="7"/>
          <table:table-cell table:number-columns-repeated="2"/>
          <table:table-cell table:style-name="ce69" office:value-type="string" calcext:value-type="string" table:number-columns-spanned="2" table:number-rows-spanned="1">
            <text:p>DOBITNA KOMBINACIJA</text:p>
          </table:table-cell>
          <table:covered-table-cell table:style-name="ce76"/>
          <table:table-cell table:style-name="ce79" office:value-type="string" calcext:value-type="string" table:number-columns-spanned="2" table:number-rows-spanned="1">
            <text:p>DOPUNSKI BROJ</text:p>
          </table:table-cell>
          <table:covered-table-cell table:style-name="ce48"/>
          <table:table-cell/>
          <table:table-cell table:style-name="ce83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3" calcext:value-type="float">
            <text:p>13</text:p>
          </table:table-cell>
          <table:table-cell table:style-name="ce88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3" office:value-type="date" office:date-value="2018-01-05" calcext:value-type="date">
            <text:p>05.01.18</text:p>
          </table:table-cell>
          <table:table-cell table:style-name="ce8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5" calcext:value-type="float">
            <text:p>4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0" calcext:value-type="float">
            <text:p>10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/>
          <table:table-cell office:value-type="string" calcext:value-type="string">
            <text:p>3 370 458</text:p>
          </table:table-cell>
          <table:table-cell table:number-columns-repeated="11"/>
          <table:table-cell table:style-name="ce70" office:value-type="float" office:value="1" calcext:value-type="float">
            <text:p>1</text:p>
          </table:table-cell>
          <table:table-cell table:style-name="ce77" table:formula="of:=SUM(COUNTIFS([.C3:.C100];&quot;1&quot;))+(COUNTIFS([.D3:.D100];&quot;1&quot;))+(COUNTIFS([.E3:.E100];&quot;1&quot;))+(COUNTIFS([.F3:.F100];&quot;1&quot;))+(COUNTIFS([.G3:.G100];&quot;1&quot;))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7" table:formula="of:=SUM(COUNTIF([.H3:.H100];&quot;1&quot;)+COUNTIF([.I3:.I100];&quot;1&quot;))" office:value-type="float" office:value="2" calcext:value-type="float">
            <text:p>2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33" calcext:value-type="float">
            <text:p>33</text:p>
          </table:table-cell>
          <table:table-cell table:style-name="ce96" office:value-type="float" office:value="7" calcext:value-type="float">
            <text:p>7</text:p>
          </table:table-cell>
          <table:table-cell table:style-name="ce100" office:value-type="float" office:value="10" calcext:value-type="float">
            <text:p>10</text:p>
          </table:table-cell>
          <table:table-cell table:style-name="ce103"/>
        </table:table-row>
        <table:table-row table:style-name="ro2">
          <table:table-cell table:style-name="ce3" office:value-type="date" office:date-value="2018-01-12" calcext:value-type="date">
            <text:p>12.01.18</text:p>
          </table:table-cell>
          <table:table-cell table:style-name="ce8" office:value-type="float" office:value="2" calcext:value-type="float">
            <text:p>2</text:p>
          </table:table-cell>
          <table:table-cell table:style-name="ce27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4" calcext:value-type="float">
            <text:p>4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15 516 737</text:p>
          </table:table-cell>
          <table:table-cell table:number-columns-repeated="11"/>
          <table:table-cell table:style-name="ce71" office:value-type="float" office:value="2" calcext:value-type="float">
            <text:p>2</text:p>
          </table:table-cell>
          <table:table-cell table:style-name="ce78" table:formula="of:=SUM(COUNTIFS([.C3:.C100];&quot;2&quot;))+(COUNTIFS([.D3:.D100];&quot;2&quot;))+(COUNTIFS([.E3:.E100];&quot;2&quot;))+(COUNTIFS([.F3:.F100];&quot;2&quot;))+(COUNTIFS([.G3:.G100];&quot;2&quot;))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8" table:formula="of:=SUM(COUNTIF([.H3:.H100];&quot;2&quot;)+COUNTIF([.I3:.I100];&quot;2&quot;))"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4" office:value-type="date" office:date-value="2018-01-19" calcext:value-type="date">
            <text:p>19.01.18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3 541 606</text:p>
          </table:table-cell>
          <table:table-cell table:number-columns-repeated="11"/>
          <table:table-cell table:style-name="ce72" office:value-type="float" office:value="3" calcext:value-type="float">
            <text:p>3</text:p>
          </table:table-cell>
          <table:table-cell table:style-name="ce78" table:formula="of:=SUM(COUNTIFS([.C3:.C100];&quot;3&quot;))+(COUNTIFS([.D3:.D100];&quot;3&quot;))+(COUNTIFS([.E3:.E100];&quot;3&quot;))+(COUNTIFS([.F3:.F100];&quot;3&quot;))+(COUNTIFS([.G3:.G100];&quot;3&quot;))" office:value-type="float" office:value="6" calcext:value-type="float">
            <text:p>6</text:p>
          </table:table-cell>
          <table:table-cell table:style-name="ce71" office:value-type="float" office:value="3" calcext:value-type="float">
            <text:p>3</text:p>
          </table:table-cell>
          <table:table-cell table:style-name="ce78" table:formula="of:=SUM(COUNTIF([.H3:.H100];&quot;3&quot;)+COUNTIF([.I3:.I100];&quot;3&quot;))"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table:style-name="ce5" office:value-type="date" office:date-value="2018-01-26" calcext:value-type="date">
            <text:p>26.01.18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258 273</text:p>
          </table:table-cell>
          <table:table-cell table:number-columns-repeated="11"/>
          <table:table-cell table:style-name="ce71" office:value-type="float" office:value="4" calcext:value-type="float">
            <text:p>4</text:p>
          </table:table-cell>
          <table:table-cell table:style-name="ce78" table:formula="of:=SUM(COUNTIFS([.C3:.C100];&quot;4&quot;))+(COUNTIFS([.D3:.D100];&quot;4&quot;))+(COUNTIFS([.E3:.E100];&quot;4&quot;))+(COUNTIFS([.F3:.F100];&quot;4&quot;))+(COUNTIFS([.G3:.G100];&quot;4&quot;))" office:value-type="float" office:value="8" calcext:value-type="float">
            <text:p>8</text:p>
          </table:table-cell>
          <table:table-cell table:style-name="ce71" office:value-type="float" office:value="4" calcext:value-type="float">
            <text:p>4</text:p>
          </table:table-cell>
          <table:table-cell table:style-name="ce78" table:formula="of:=SUM(COUNTIF([.H3:.H100];&quot;4&quot;)+COUNTIF([.I3:.I100];&quot;4&quot;))" office:value-type="float" office:value="13" calcext:value-type="float">
            <text:p>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5" office:value-type="date" office:date-value="2018-02-02" calcext:value-type="date">
            <text:p>02.02.18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1 687 176</text:p>
          </table:table-cell>
          <table:table-cell table:number-columns-repeated="11"/>
          <table:table-cell table:style-name="ce71" office:value-type="float" office:value="5" calcext:value-type="float">
            <text:p>5</text:p>
          </table:table-cell>
          <table:table-cell table:style-name="ce78" table:formula="of:=SUM(COUNTIFS([.C3:.C100];&quot;5&quot;))+(COUNTIFS([.D3:.D100];&quot;5&quot;))+(COUNTIFS([.E3:.E100];&quot;5&quot;))+(COUNTIFS([.F3:.F100];&quot;5&quot;))+(COUNTIFS([.G3:.G100];&quot;5&quot;))" office:value-type="float" office:value="5" calcext:value-type="float">
            <text:p>5</text:p>
          </table:table-cell>
          <table:table-cell table:style-name="ce71" office:value-type="float" office:value="5" calcext:value-type="float">
            <text:p>5</text:p>
          </table:table-cell>
          <table:table-cell table:style-name="ce78" table:formula="of:=SUM(COUNTIF([.H3:.H100];&quot;5&quot;)+COUNTIF([.I3:.I100];&quot;5&quot;))" office:value-type="float" office:value="11" calcext:value-type="float">
            <text:p>1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2">
          <table:table-cell table:style-name="ce5" office:value-type="date" office:date-value="2018-02-09" calcext:value-type="date">
            <text:p>09.02.18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(1)</text:p>
          </table:table-cell>
          <table:table-cell office:value-type="string" calcext:value-type="string">
            <text:p>669 136 590</text:p>
          </table:table-cell>
          <table:table-cell office:value-type="string" calcext:value-type="string">
            <text:p>26 175 033</text:p>
          </table:table-cell>
          <table:table-cell table:number-columns-repeated="11"/>
          <table:table-cell table:style-name="ce71" office:value-type="float" office:value="6" calcext:value-type="float">
            <text:p>6</text:p>
          </table:table-cell>
          <table:table-cell table:style-name="ce78" table:formula="of:=SUM(COUNTIFS([.C3:.C100];&quot;6&quot;))+(COUNTIFS([.D3:.D100];&quot;6&quot;))+(COUNTIFS([.E3:.E100];&quot;6&quot;))+(COUNTIFS([.F3:.F100];&quot;6&quot;))+(COUNTIFS([.G3:.G100];&quot;6&quot;))" office:value-type="float" office:value="3" calcext:value-type="float">
            <text:p>3</text:p>
          </table:table-cell>
          <table:table-cell table:style-name="ce71" office:value-type="float" office:value="6" calcext:value-type="float">
            <text:p>6</text:p>
          </table:table-cell>
          <table:table-cell table:style-name="ce78" table:formula="of:=SUM(COUNTIF([.H3:.H100];&quot;6&quot;)+COUNTIF([.I3:.I100];&quot;6&quot;))" office:value-type="float" office:value="9" calcext:value-type="float">
            <text:p>9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2">
          <table:table-cell table:style-name="ce5" office:value-type="date" office:date-value="2018-02-16" calcext:value-type="date">
            <text:p>16.02.18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 003 419</text:p>
          </table:table-cell>
          <table:table-cell table:number-columns-repeated="11"/>
          <table:table-cell table:style-name="ce71" office:value-type="float" office:value="7" calcext:value-type="float">
            <text:p>7</text:p>
          </table:table-cell>
          <table:table-cell table:style-name="ce78" table:formula="of:=SUM(COUNTIFS([.C3:.C100];&quot;7&quot;))+(COUNTIFS([.D3:.D100];&quot;7&quot;))+(COUNTIFS([.E3:.E100];&quot;7&quot;))+(COUNTIFS([.F3:.F100];&quot;7&quot;))+(COUNTIFS([.G3:.G100];&quot;7&quot;))" office:value-type="float" office:value="5" calcext:value-type="float">
            <text:p>5</text:p>
          </table:table-cell>
          <table:table-cell table:style-name="ce71" office:value-type="float" office:value="7" calcext:value-type="float">
            <text:p>7</text:p>
          </table:table-cell>
          <table:table-cell table:style-name="ce78" table:formula="of:=SUM(COUNTIF([.H3:.H100];&quot;7&quot;)+COUNTIF([.I3:.I100];&quot;7&quot;))" office:value-type="float" office:value="13" calcext:value-type="float">
            <text:p>1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2">
          <table:table-cell table:style-name="ce5" office:value-type="date" office:date-value="2018-02-23" calcext:value-type="date">
            <text:p>23.02.18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 063 969</text:p>
          </table:table-cell>
          <table:table-cell table:number-columns-repeated="11"/>
          <table:table-cell table:style-name="ce71" office:value-type="float" office:value="8" calcext:value-type="float">
            <text:p>8</text:p>
          </table:table-cell>
          <table:table-cell table:style-name="ce78" table:formula="of:=SUM(COUNTIFS([.C3:.C100];&quot;8&quot;))+(COUNTIFS([.D3:.D100];&quot;8&quot;))+(COUNTIFS([.E3:.E100];&quot;8&quot;))+(COUNTIFS([.F3:.F100];&quot;8&quot;))+(COUNTIFS([.G3:.G100];&quot;8&quot;))" office:value-type="float" office:value="8" calcext:value-type="float">
            <text:p>8</text:p>
          </table:table-cell>
          <table:table-cell table:style-name="ce71" office:value-type="float" office:value="8" calcext:value-type="float">
            <text:p>8</text:p>
          </table:table-cell>
          <table:table-cell table:style-name="ce78" table:formula="of:=SUM(COUNTIF([.H3:.H100];&quot;8&quot;)+COUNTIF([.I3:.I100];&quot;8&quot;))" office:value-type="float" office:value="9" calcext:value-type="float">
            <text:p>9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2">
          <table:table-cell table:style-name="ce5" office:value-type="date" office:date-value="2018-03-02" calcext:value-type="date">
            <text:p>02.03.18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ce67"/>
          <table:table-cell office:value-type="string" calcext:value-type="string">
            <text:p>3 280 845</text:p>
          </table:table-cell>
          <table:table-cell table:number-columns-repeated="11"/>
          <table:table-cell table:style-name="ce71" office:value-type="float" office:value="9" calcext:value-type="float">
            <text:p>9</text:p>
          </table:table-cell>
          <table:table-cell table:style-name="ce78" table:formula="of:=SUM(COUNTIFS([.C3:.C100];&quot;9&quot;))+(COUNTIFS([.D3:.D100];&quot;9&quot;))+(COUNTIFS([.E3:.E100];&quot;9&quot;))+(COUNTIFS([.F3:.F100];&quot;9&quot;))+(COUNTIFS([.G3:.G100];&quot;9&quot;))" office:value-type="float" office:value="6" calcext:value-type="float">
            <text:p>6</text:p>
          </table:table-cell>
          <table:table-cell table:style-name="ce71" office:value-type="float" office:value="9" calcext:value-type="float">
            <text:p>9</text:p>
          </table:table-cell>
          <table:table-cell table:style-name="ce78" table:formula="of:=SUM(COUNTIF([.H3:.H100];&quot;9&quot;)+COUNTIF([.I3:.I100];&quot;9&quot;))" office:value-type="float" office:value="11" calcext:value-type="float">
            <text:p>1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2">
          <table:table-cell table:style-name="ce5" office:value-type="date" office:date-value="2018-03-09" calcext:value-type="date">
            <text:p>09.03.18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6 847 287</text:p>
          </table:table-cell>
          <table:table-cell office:value-type="string" calcext:value-type="string">
            <text:p>2 360 243</text:p>
          </table:table-cell>
          <table:table-cell table:number-columns-repeated="11"/>
          <table:table-cell table:style-name="ce71" office:value-type="float" office:value="10" calcext:value-type="float">
            <text:p>10</text:p>
          </table:table-cell>
          <table:table-cell table:style-name="ce78" table:formula="of:=SUM(COUNTIFS([.C3:.C100];&quot;10&quot;))+(COUNTIFS([.D3:.D100];&quot;10&quot;))+(COUNTIFS([.E3:.E100];&quot;10&quot;))+(COUNTIFS([.F3:.F100];&quot;10&quot;))+(COUNTIFS([.G3:.G100];&quot;10&quot;))" office:value-type="float" office:value="2" calcext:value-type="float">
            <text:p>2</text:p>
          </table:table-cell>
          <table:table-cell table:style-name="ce73" office:value-type="float" office:value="10" calcext:value-type="float">
            <text:p>10</text:p>
          </table:table-cell>
          <table:table-cell table:style-name="ce81" table:formula="of:=SUM(COUNTIF([.H3:.H100];&quot;10&quot;)+COUNTIF([.I3:.I100];&quot;10&quot;))" office:value-type="float" office:value="16" calcext:value-type="float">
            <text:p>16</text:p>
          </table:table-cell>
          <table:table-cell table:number-columns-repeated="6"/>
          <table:table-cell table:formula="of:=LARGE ([.Z3:.Z100];1)" office:value-type="float" office:value="10" calcext:value-type="float">
            <text:p>10</text:p>
          </table:table-cell>
          <table:table-cell table:formula="of:=LARGE ([.Z3:.Z100];2)" office:value-type="float" office:value="10" calcext:value-type="float">
            <text:p>10</text:p>
          </table:table-cell>
          <table:table-cell table:formula="of:=LARGE ([.Z3:.Z100];3)" office:value-type="float" office:value="9" calcext:value-type="float">
            <text:p>9</text:p>
          </table:table-cell>
        </table:table-row>
        <table:table-row table:style-name="ro2">
          <table:table-cell table:style-name="ce5" office:value-type="date" office:date-value="2018-03-16" calcext:value-type="date">
            <text:p>16.03.18</text:p>
          </table:table-cell>
          <table:table-cell table:style-name="ce8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71" office:value-type="float" office:value="11" calcext:value-type="float">
            <text:p>11</text:p>
          </table:table-cell>
          <table:table-cell table:style-name="ce78" table:formula="of:=SUM(COUNTIFS([.C3:.C100];&quot;11&quot;))+(COUNTIFS([.D3:.D100];&quot;11&quot;))+(COUNTIFS([.E3:.E100];&quot;11&quot;))+(COUNTIFS([.F3:.F100];&quot;11&quot;))+(COUNTIFS([.G3:.G100];&quot;11&quot;))" office:value-type="float" office:value="1" calcext:value-type="float">
            <text:p>1</text:p>
          </table:table-cell>
          <table:table-cell/>
          <table:table-cell table:style-name="ce78"/>
          <table:table-cell table:number-columns-repeated="6"/>
          <table:table-cell table:formula="of:=INDEX([.Y3:.Y100];MATCH(LARGE([.Z3:.Z100];1);[.Z3:.Z100];0))"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style-name="ce5" office:value-type="date" office:date-value="2018-03-23" calcext:value-type="date">
            <text:p>23.03.18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9 859 097</text:p>
          </table:table-cell>
          <table:table-cell office:value-type="string" calcext:value-type="string">
            <text:p>3 162 318</text:p>
          </table:table-cell>
          <table:table-cell table:number-columns-repeated="11"/>
          <table:table-cell table:style-name="ce71" office:value-type="float" office:value="12" calcext:value-type="float">
            <text:p>12</text:p>
          </table:table-cell>
          <table:table-cell table:style-name="ce78" table:formula="of:=SUM(COUNTIFS([.C3:.C100];&quot;12&quot;))+(COUNTIFS([.D3:.D100];&quot;12&quot;))+(COUNTIFS([.E3:.E100];&quot;12&quot;))+(COUNTIFS([.F3:.F100];&quot;12&quot;))+(COUNTIFS([.G3:.G100];&quot;12&quot;))" office:value-type="float" office:value="4" calcext:value-type="float">
            <text:p>4</text:p>
          </table:table-cell>
          <table:table-cell/>
          <table:table-cell table:style-name="ce78"/>
          <table:table-cell table:number-columns-repeated="6"/>
          <table:table-cell table:style-name="ce98"/>
          <table:table-cell table:number-columns-repeated="2"/>
        </table:table-row>
        <table:table-row table:style-name="ro2">
          <table:table-cell table:style-name="ce5" office:value-type="date" office:date-value="2018-03-30" calcext:value-type="date">
            <text:p>30.03.18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 551 945</text:p>
          </table:table-cell>
          <table:table-cell table:number-columns-repeated="11"/>
          <table:table-cell table:style-name="ce71" office:value-type="float" office:value="13" calcext:value-type="float">
            <text:p>13</text:p>
          </table:table-cell>
          <table:table-cell table:style-name="ce78" table:formula="of:=SUM(COUNTIFS([.C3:.C100];&quot;13&quot;))+(COUNTIFS([.D3:.D100];&quot;13&quot;))+(COUNTIFS([.E3:.E100];&quot;13&quot;))+(COUNTIFS([.F3:.F100];&quot;13&quot;))+(COUNTIFS([.G3:.G100];&quot;13&quot;))" office:value-type="float" office:value="5" calcext:value-type="float">
            <text:p>5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4-06" calcext:value-type="date">
            <text:p>06.04.18</text:p>
          </table:table-cell>
          <table:table-cell table:style-name="ce8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 442 277</text:p>
          </table:table-cell>
          <table:table-cell table:number-columns-repeated="11"/>
          <table:table-cell table:style-name="ce71" office:value-type="float" office:value="14" calcext:value-type="float">
            <text:p>14</text:p>
          </table:table-cell>
          <table:table-cell table:style-name="ce78" table:formula="of:=SUM(COUNTIFS([.C3:.C100];&quot;14&quot;))+(COUNTIFS([.D3:.D100];&quot;14&quot;))+(COUNTIFS([.E3:.E100];&quot;14&quot;))+(COUNTIFS([.F3:.F100];&quot;14&quot;))+(COUNTIFS([.G3:.G100];&quot;14&quot;))" office:value-type="float" office:value="5" calcext:value-type="float">
            <text:p>5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4-13" calcext:value-type="date">
            <text:p>13.04.18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386 631</text:p>
          </table:table-cell>
          <table:table-cell table:number-columns-repeated="11"/>
          <table:table-cell table:style-name="ce71" office:value-type="float" office:value="15" calcext:value-type="float">
            <text:p>15</text:p>
          </table:table-cell>
          <table:table-cell table:style-name="ce78" table:formula="of:=SUM(COUNTIFS([.C3:.C100];&quot;15&quot;))+(COUNTIFS([.D3:.D100];&quot;15&quot;))+(COUNTIFS([.E3:.E100];&quot;15&quot;))+(COUNTIFS([.F3:.F100];&quot;15&quot;))+(COUNTIFS([.G3:.G100];&quot;15&quot;))" office:value-type="float" office:value="7" calcext:value-type="float">
            <text:p>7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4-20" calcext:value-type="date">
            <text:p>20.04.18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 903 865</text:p>
          </table:table-cell>
          <table:table-cell table:number-columns-repeated="11"/>
          <table:table-cell table:style-name="ce71" office:value-type="float" office:value="16" calcext:value-type="float">
            <text:p>16</text:p>
          </table:table-cell>
          <table:table-cell table:style-name="ce78" table:formula="of:=SUM(COUNTIFS([.C3:.C100];&quot;16&quot;))+(COUNTIFS([.D3:.D100];&quot;16&quot;))+(COUNTIFS([.E3:.E100];&quot;16&quot;))+(COUNTIFS([.F3:.F100];&quot;16&quot;))+(COUNTIFS([.G3:.G100];&quot;16&quot;))" office:value-type="float" office:value="7" calcext:value-type="float">
            <text:p>7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4-27" calcext:value-type="date">
            <text:p>27.04.18</text:p>
          </table:table-cell>
          <table:table-cell table:style-name="ce8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 268 115</text:p>
          </table:table-cell>
          <table:table-cell table:number-columns-repeated="11"/>
          <table:table-cell table:style-name="ce71" office:value-type="float" office:value="17" calcext:value-type="float">
            <text:p>17</text:p>
          </table:table-cell>
          <table:table-cell table:style-name="ce78" table:formula="of:=SUM(COUNTIFS([.C3:.C100];&quot;17&quot;))+(COUNTIFS([.D3:.D100];&quot;17&quot;))+(COUNTIFS([.E3:.E100];&quot;17&quot;))+(COUNTIFS([.F3:.F100];&quot;17&quot;))+(COUNTIFS([.G3:.G100];&quot;17&quot;))" office:value-type="float" office:value="7" calcext:value-type="float">
            <text:p>7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5-04" calcext:value-type="date">
            <text:p>04.05.18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903 305</text:p>
          </table:table-cell>
          <table:table-cell table:number-columns-repeated="11"/>
          <table:table-cell table:style-name="ce71" office:value-type="float" office:value="18" calcext:value-type="float">
            <text:p>18</text:p>
          </table:table-cell>
          <table:table-cell table:style-name="ce78" table:formula="of:=SUM(COUNTIFS([.C3:.C100];&quot;18&quot;))+(COUNTIFS([.D3:.D100];&quot;18&quot;))+(COUNTIFS([.E3:.E100];&quot;18&quot;))+(COUNTIFS([.F3:.F100];&quot;18&quot;))+(COUNTIFS([.G3:.G100];&quot;18&quot;))" office:value-type="float" office:value="8" calcext:value-type="float">
            <text:p>8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5-11" calcext:value-type="date">
            <text:p>11.05.18</text:p>
          </table:table-cell>
          <table:table-cell table:style-name="ce8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 186 222</text:p>
          </table:table-cell>
          <table:table-cell table:number-columns-repeated="11"/>
          <table:table-cell table:style-name="ce71" office:value-type="float" office:value="19" calcext:value-type="float">
            <text:p>19</text:p>
          </table:table-cell>
          <table:table-cell table:style-name="ce78" table:formula="of:=SUM(COUNTIFS([.C3:.C100];&quot;19&quot;))+(COUNTIFS([.D3:.D100];&quot;19&quot;))+(COUNTIFS([.E3:.E100];&quot;19&quot;))+(COUNTIFS([.F3:.F100];&quot;19&quot;))+(COUNTIFS([.G3:.G100];&quot;19&quot;))" office:value-type="float" office:value="3" calcext:value-type="float">
            <text:p>3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4" office:value-type="date" office:date-value="2018-05-18" calcext:value-type="date">
            <text:p>18.05.18</text:p>
          </table:table-cell>
          <table:table-cell table:style-name="ce9" office:value-type="float" office:value="20" calcext:value-type="float">
            <text:p>2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 664 084</text:p>
          </table:table-cell>
          <table:table-cell table:number-columns-repeated="11"/>
          <table:table-cell table:style-name="ce71" office:value-type="float" office:value="20" calcext:value-type="float">
            <text:p>20</text:p>
          </table:table-cell>
          <table:table-cell table:style-name="ce78" table:formula="of:=SUM(COUNTIFS([.C3:.C100];&quot;20&quot;))+(COUNTIFS([.D3:.D100];&quot;20&quot;))+(COUNTIFS([.E3:.E100];&quot;20&quot;))+(COUNTIFS([.F3:.F100];&quot;20&quot;))+(COUNTIFS([.G3:.G100];&quot;20&quot;))" office:value-type="float" office:value="2" calcext:value-type="float">
            <text:p>2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5-25" calcext:value-type="date">
            <text:p>25.05.18</text:p>
          </table:table-cell>
          <table:table-cell table:style-name="ce9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7 189 203</text:p>
          </table:table-cell>
          <table:table-cell table:number-columns-repeated="11"/>
          <table:table-cell table:style-name="ce71" office:value-type="float" office:value="21" calcext:value-type="float">
            <text:p>21</text:p>
          </table:table-cell>
          <table:table-cell table:style-name="ce78" table:formula="of:=SUM(COUNTIFS([.C3:.C100];&quot;20&quot;))+(COUNTIFS([.D3:.D100];&quot;20&quot;))+(COUNTIFS([.E3:.E100];&quot;20&quot;))+(COUNTIFS([.F3:.F100];&quot;20&quot;))+(COUNTIFS([.G3:.G100];&quot;20&quot;))" office:value-type="float" office:value="2" calcext:value-type="float">
            <text:p>2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6-01" calcext:value-type="date">
            <text:p>01.06.18</text:p>
          </table:table-cell>
          <table:table-cell table:style-name="ce9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4 035 785</text:p>
          </table:table-cell>
          <table:table-cell table:number-columns-repeated="11"/>
          <table:table-cell table:style-name="ce71" office:value-type="float" office:value="22" calcext:value-type="float">
            <text:p>22</text:p>
          </table:table-cell>
          <table:table-cell table:style-name="ce78" table:formula="of:=SUM(COUNTIFS([.C3:.C100];&quot;22&quot;))+(COUNTIFS([.D3:.D100];&quot;22&quot;))+(COUNTIFS([.E3:.E100];&quot;22&quot;))+(COUNTIFS([.F3:.F100];&quot;22&quot;))+(COUNTIFS([.G3:.G100];&quot;22&quot;))" office:value-type="float" office:value="6" calcext:value-type="float">
            <text:p>6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6-08" calcext:value-type="date">
            <text:p>08.06.18</text:p>
          </table:table-cell>
          <table:table-cell table:style-name="ce9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34 517 004</text:p>
          </table:table-cell>
          <table:table-cell table:number-columns-repeated="11"/>
          <table:table-cell table:style-name="ce71" office:value-type="float" office:value="23" calcext:value-type="float">
            <text:p>23</text:p>
          </table:table-cell>
          <table:table-cell table:style-name="ce78" table:formula="of:=SUM(COUNTIFS([.C3:.C100];&quot;23&quot;))+(COUNTIFS([.D3:.D100];&quot;23&quot;))+(COUNTIFS([.E3:.E100];&quot;23&quot;))+(COUNTIFS([.F3:.F100];&quot;23&quot;))+(COUNTIFS([.G3:.G100];&quot;23&quot;))" office:value-type="float" office:value="5" calcext:value-type="float">
            <text:p>5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6-15" calcext:value-type="date">
            <text:p>15.06.18</text:p>
          </table:table-cell>
          <table:table-cell table:style-name="ce9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6 291 818</text:p>
          </table:table-cell>
          <table:table-cell table:number-columns-repeated="11"/>
          <table:table-cell table:style-name="ce71" office:value-type="float" office:value="24" calcext:value-type="float">
            <text:p>24</text:p>
          </table:table-cell>
          <table:table-cell table:style-name="ce78" table:formula="of:=SUM(COUNTIFS([.C3:.C100];&quot;24&quot;))+(COUNTIFS([.D3:.D100];&quot;24&quot;))+(COUNTIFS([.E3:.E100];&quot;24&quot;))+(COUNTIFS([.F3:.F100];&quot;24&quot;))+(COUNTIFS([.G3:.G100];&quot;24&quot;))" office:value-type="float" office:value="9" calcext:value-type="float">
            <text:p>9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6-22" calcext:value-type="date">
            <text:p>22.06.18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6 036 979</text:p>
          </table:table-cell>
          <table:table-cell table:number-columns-repeated="11"/>
          <table:table-cell table:style-name="ce71" office:value-type="float" office:value="25" calcext:value-type="float">
            <text:p>25</text:p>
          </table:table-cell>
          <table:table-cell table:style-name="ce78" table:formula="of:=SUM(COUNTIFS([.C3:.C100];&quot;25&quot;))+(COUNTIFS([.D3:.D100];&quot;25&quot;))+(COUNTIFS([.E3:.E100];&quot;25&quot;))+(COUNTIFS([.F3:.F100];&quot;25&quot;))+(COUNTIFS([.G3:.G100];&quot;25&quot;))" office:value-type="float" office:value="6" calcext:value-type="float">
            <text:p>6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6-29" calcext:value-type="date">
            <text:p>29.06.18</text:p>
          </table:table-cell>
          <table:table-cell table:style-name="ce9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4 005 766</text:p>
          </table:table-cell>
          <table:table-cell table:number-columns-repeated="11"/>
          <table:table-cell table:style-name="ce71" office:value-type="float" office:value="26" calcext:value-type="float">
            <text:p>26</text:p>
          </table:table-cell>
          <table:table-cell table:style-name="ce78" table:formula="of:=SUM(COUNTIFS([.C3:.C100];&quot;26&quot;))+(COUNTIFS([.D3:.D100];&quot;26&quot;))+(COUNTIFS([.E3:.E100];&quot;26&quot;))+(COUNTIFS([.F3:.F100];&quot;26&quot;))+(COUNTIFS([.G3:.G100];&quot;26&quot;))" office:value-type="float" office:value="6" calcext:value-type="float">
            <text:p>6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7-06" calcext:value-type="date">
            <text:p>06.07.18</text:p>
          </table:table-cell>
          <table:table-cell table:style-name="ce9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 (1)</text:p>
          </table:table-cell>
          <table:table-cell office:value-type="string" calcext:value-type="string">
            <text:p>332 493 030</text:p>
          </table:table-cell>
          <table:table-cell office:value-type="string" calcext:value-type="string">
            <text:p>7 388 103</text:p>
          </table:table-cell>
          <table:table-cell table:number-columns-repeated="11"/>
          <table:table-cell table:style-name="ce71" office:value-type="float" office:value="27" calcext:value-type="float">
            <text:p>27</text:p>
          </table:table-cell>
          <table:table-cell table:style-name="ce78" table:formula="of:=SUM(COUNTIFS([.C3:.C100];&quot;27&quot;))+(COUNTIFS([.D3:.D100];&quot;27&quot;))+(COUNTIFS([.E3:.E100];&quot;27&quot;))+(COUNTIFS([.F3:.F100];&quot;27&quot;))+(COUNTIFS([.G3:.G100];&quot;27&quot;))" office:value-type="float" office:value="3" calcext:value-type="float">
            <text:p>3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7-13" calcext:value-type="date">
            <text:p>13.07.18</text:p>
          </table:table-cell>
          <table:table-cell table:style-name="ce9"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 627 574</text:p>
          </table:table-cell>
          <table:table-cell table:number-columns-repeated="11"/>
          <table:table-cell table:style-name="ce71" office:value-type="float" office:value="28" calcext:value-type="float">
            <text:p>28</text:p>
          </table:table-cell>
          <table:table-cell table:style-name="ce78" table:formula="of:=SUM(COUNTIFS([.C3:.C100];&quot;28&quot;))+(COUNTIFS([.D3:.D100];&quot;28&quot;))+(COUNTIFS([.E3:.E100];&quot;28&quot;))+(COUNTIFS([.F3:.F100];&quot;28&quot;))+(COUNTIFS([.G3:.G100];&quot;28&quot;))" office:value-type="float" office:value="5" calcext:value-type="float">
            <text:p>5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7-20" calcext:value-type="date">
            <text:p>20.07.18</text:p>
          </table:table-cell>
          <table:table-cell table:style-name="ce9"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7 896 947</text:p>
          </table:table-cell>
          <table:table-cell office:value-type="string" calcext:value-type="string">
            <text:p>4 301 587</text:p>
          </table:table-cell>
          <table:table-cell table:number-columns-repeated="11"/>
          <table:table-cell table:style-name="ce71" office:value-type="float" office:value="29" calcext:value-type="float">
            <text:p>29</text:p>
          </table:table-cell>
          <table:table-cell table:style-name="ce78" table:formula="of:=SUM(COUNTIFS([.C3:.C100];&quot;29&quot;))+(COUNTIFS([.D3:.D100];&quot;29&quot;))+(COUNTIFS([.E3:.E100];&quot;29&quot;))+(COUNTIFS([.F3:.F100];&quot;29&quot;))+(COUNTIFS([.G3:.G100];&quot;29&quot;))" office:value-type="float" office:value="4" calcext:value-type="float">
            <text:p>4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7-27" calcext:value-type="date">
            <text:p>27.07.18</text:p>
          </table:table-cell>
          <table:table-cell table:style-name="ce9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 504 621</text:p>
          </table:table-cell>
          <table:table-cell table:number-columns-repeated="11"/>
          <table:table-cell table:style-name="ce71" office:value-type="float" office:value="30" calcext:value-type="float">
            <text:p>30</text:p>
          </table:table-cell>
          <table:table-cell table:style-name="ce78" table:formula="of:=SUM(COUNTIFS([.C3:.C100];&quot;30&quot;))+(COUNTIFS([.D3:.D100];&quot;30&quot;))+(COUNTIFS([.E3:.E100];&quot;30&quot;))+(COUNTIFS([.F3:.F100];&quot;30&quot;))+(COUNTIFS([.G3:.G100];&quot;30&quot;))" office:value-type="float" office:value="3" calcext:value-type="float">
            <text:p>3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8-03" calcext:value-type="date">
            <text:p>03.08.18</text:p>
          </table:table-cell>
          <table:table-cell table:style-name="ce9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5+1</text:p>
          </table:table-cell>
          <table:table-cell/>
          <table:table-cell office:value-type="string" calcext:value-type="string">
            <text:p>2 456 992</text:p>
          </table:table-cell>
          <table:table-cell table:number-columns-repeated="11"/>
          <table:table-cell table:style-name="ce71" office:value-type="float" office:value="31" calcext:value-type="float">
            <text:p>31</text:p>
          </table:table-cell>
          <table:table-cell table:style-name="ce78" table:formula="of:=SUM(COUNTIFS([.C3:.C100];&quot;31&quot;))+(COUNTIFS([.D3:.D100];&quot;31&quot;))+(COUNTIFS([.E3:.E100];&quot;31&quot;))+(COUNTIFS([.F3:.F100];&quot;31&quot;))+(COUNTIFS([.G3:.G100];&quot;31&quot;))" office:value-type="float" office:value="6" calcext:value-type="float">
            <text:p>6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8-10" calcext:value-type="date">
            <text:p>10.08.18</text:p>
          </table:table-cell>
          <table:table-cell table:style-name="ce9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 (1)</text:p>
          </table:table-cell>
          <table:table-cell/>
          <table:table-cell office:value-type="string" calcext:value-type="string">
            <text:p>4 295 479</text:p>
          </table:table-cell>
          <table:table-cell table:number-columns-repeated="11"/>
          <table:table-cell table:style-name="ce71" office:value-type="float" office:value="32" calcext:value-type="float">
            <text:p>32</text:p>
          </table:table-cell>
          <table:table-cell table:style-name="ce78" table:formula="of:=SUM(COUNTIFS([.C3:.C100];&quot;32&quot;))+(COUNTIFS([.D3:.D100];&quot;32&quot;))+(COUNTIFS([.E3:.E100];&quot;32&quot;))+(COUNTIFS([.F3:.F100];&quot;32&quot;))+(COUNTIFS([.G3:.G100];&quot;32&quot;))" office:value-type="float" office:value="7" calcext:value-type="float">
            <text:p>7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8-17" calcext:value-type="date">
            <text:p>17.08.18</text:p>
          </table:table-cell>
          <table:table-cell table:style-name="ce9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742 037</text:p>
          </table:table-cell>
          <table:table-cell table:number-columns-repeated="11"/>
          <table:table-cell table:style-name="ce71" office:value-type="float" office:value="33" calcext:value-type="float">
            <text:p>33</text:p>
          </table:table-cell>
          <table:table-cell table:style-name="ce78" table:formula="of:=SUM(COUNTIFS([.C3:.C100];&quot;33&quot;))+(COUNTIFS([.D3:.D100];&quot;33&quot;))+(COUNTIFS([.E3:.E100];&quot;33&quot;))+(COUNTIFS([.F3:.F100];&quot;33&quot;))+(COUNTIFS([.G3:.G100];&quot;33&quot;))" office:value-type="float" office:value="10" calcext:value-type="float">
            <text:p>10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8-24" calcext:value-type="date">
            <text:p>24.08.18</text:p>
          </table:table-cell>
          <table:table-cell table:style-name="ce9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 440 895</text:p>
          </table:table-cell>
          <table:table-cell table:number-columns-repeated="11"/>
          <table:table-cell table:style-name="ce71" office:value-type="float" office:value="34" calcext:value-type="float">
            <text:p>34</text:p>
          </table:table-cell>
          <table:table-cell table:style-name="ce78" table:formula="of:=SUM(COUNTIFS([.C3:.C100];&quot;34&quot;))+(COUNTIFS([.D3:.D100];&quot;34&quot;))+(COUNTIFS([.E3:.E100];&quot;34&quot;))+(COUNTIFS([.F3:.F100];&quot;34&quot;))+(COUNTIFS([.G3:.G100];&quot;34&quot;))" office:value-type="float" office:value="5" calcext:value-type="float">
            <text:p>5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8-31" calcext:value-type="date">
            <text:p>31.08.18</text:p>
          </table:table-cell>
          <table:table-cell table:style-name="ce9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 (1)</text:p>
          </table:table-cell>
          <table:table-cell office:value-type="string" calcext:value-type="string">
            <text:p>223 665 262</text:p>
          </table:table-cell>
          <table:table-cell office:value-type="string" calcext:value-type="string">
            <text:p>717 839</text:p>
          </table:table-cell>
          <table:table-cell table:number-columns-repeated="11"/>
          <table:table-cell table:style-name="ce71" office:value-type="float" office:value="35" calcext:value-type="float">
            <text:p>35</text:p>
          </table:table-cell>
          <table:table-cell table:style-name="ce78" table:formula="of:=SUM(COUNTIFS([.C3:.C100];&quot;35&quot;))+(COUNTIFS([.D3:.D100];&quot;35&quot;))+(COUNTIFS([.E3:.E100];&quot;35&quot;))+(COUNTIFS([.F3:.F100];&quot;35&quot;))+(COUNTIFS([.G3:.G100];&quot;35&quot;))" office:value-type="float" office:value="5" calcext:value-type="float">
            <text:p>5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9-07" calcext:value-type="date">
            <text:p>07.09.18</text:p>
          </table:table-cell>
          <table:table-cell table:style-name="ce9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 882 135</text:p>
          </table:table-cell>
          <table:table-cell table:number-columns-repeated="11"/>
          <table:table-cell table:style-name="ce71" office:value-type="float" office:value="36" calcext:value-type="float">
            <text:p>36</text:p>
          </table:table-cell>
          <table:table-cell table:style-name="ce78" table:formula="of:=SUM(COUNTIFS([.C3:.C100];&quot;36&quot;))+(COUNTIFS([.D3:.D100];&quot;36&quot;))+(COUNTIFS([.E3:.E100];&quot;36&quot;))+(COUNTIFS([.F3:.F100];&quot;36&quot;))+(COUNTIFS([.G3:.G100];&quot;36&quot;))" office:value-type="float" office:value="5" calcext:value-type="float">
            <text:p>5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9-14" calcext:value-type="date">
            <text:p>14.09.18</text:p>
          </table:table-cell>
          <table:table-cell table:style-name="ce9"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 137 900</text:p>
          </table:table-cell>
          <table:table-cell table:number-columns-repeated="11"/>
          <table:table-cell table:style-name="ce71" office:value-type="float" office:value="37" calcext:value-type="float">
            <text:p>37</text:p>
          </table:table-cell>
          <table:table-cell table:style-name="ce78" table:formula="of:=SUM(COUNTIFS([.C3:.C100];&quot;37&quot;))+(COUNTIFS([.D3:.D100];&quot;37&quot;))+(COUNTIFS([.E3:.E100];&quot;37&quot;))+(COUNTIFS([.F3:.F100];&quot;37&quot;))+(COUNTIFS([.G3:.G100];&quot;37&quot;))" office:value-type="float" office:value="2" calcext:value-type="float">
            <text:p>2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9-21" calcext:value-type="date">
            <text:p>21.09.18</text:p>
          </table:table-cell>
          <table:table-cell table:style-name="ce9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 307 590</text:p>
          </table:table-cell>
          <table:table-cell table:number-columns-repeated="11"/>
          <table:table-cell table:style-name="ce71" office:value-type="float" office:value="38" calcext:value-type="float">
            <text:p>38</text:p>
          </table:table-cell>
          <table:table-cell table:style-name="ce78" table:formula="of:=SUM(COUNTIFS([.C3:.C100];&quot;38&quot;))+(COUNTIFS([.D3:.D100];&quot;38&quot;))+(COUNTIFS([.E3:.E100];&quot;38&quot;))+(COUNTIFS([.F3:.F100];&quot;38&quot;))+(COUNTIFS([.G3:.G100];&quot;38&quot;))" office:value-type="float" office:value="4" calcext:value-type="float">
            <text:p>4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09-28" calcext:value-type="date">
            <text:p>28.09.18</text:p>
          </table:table-cell>
          <table:table-cell table:style-name="ce9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 373 855</text:p>
          </table:table-cell>
          <table:table-cell table:number-columns-repeated="11"/>
          <table:table-cell table:style-name="ce71" office:value-type="float" office:value="39" calcext:value-type="float">
            <text:p>39</text:p>
          </table:table-cell>
          <table:table-cell table:style-name="ce78" table:formula="of:=SUM(COUNTIFS([.C3:.C100];&quot;39&quot;))+(COUNTIFS([.D3:.D100];&quot;39&quot;))+(COUNTIFS([.E3:.E100];&quot;39&quot;))+(COUNTIFS([.F3:.F100];&quot;39&quot;))+(COUNTIFS([.G3:.G100];&quot;39&quot;))" office:value-type="float" office:value="3" calcext:value-type="float">
            <text:p>3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10-05" calcext:value-type="date">
            <text:p>05.10.18</text:p>
          </table:table-cell>
          <table:table-cell table:style-name="ce9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 662 733</text:p>
          </table:table-cell>
          <table:table-cell table:number-columns-repeated="11"/>
          <table:table-cell table:style-name="ce71" office:value-type="float" office:value="40" calcext:value-type="float">
            <text:p>40</text:p>
          </table:table-cell>
          <table:table-cell table:style-name="ce78" table:formula="of:=SUM(COUNTIFS([.C3:.C100];&quot;40&quot;))+(COUNTIFS([.D3:.D100];&quot;40&quot;))+(COUNTIFS([.E3:.E100];&quot;40&quot;))+(COUNTIFS([.F3:.F100];&quot;40&quot;))+(COUNTIFS([.G3:.G100];&quot;40&quot;))" office:value-type="float" office:value="6" calcext:value-type="float">
            <text:p>6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10-12" calcext:value-type="date">
            <text:p>12.10.18</text:p>
          </table:table-cell>
          <table:table-cell table:style-name="ce9"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 497 369</text:p>
          </table:table-cell>
          <table:table-cell table:number-columns-repeated="11"/>
          <table:table-cell table:style-name="ce71" office:value-type="float" office:value="41" calcext:value-type="float">
            <text:p>41</text:p>
          </table:table-cell>
          <table:table-cell table:style-name="ce78" table:formula="of:=SUM(COUNTIFS([.C3:.C100];&quot;41&quot;))+(COUNTIFS([.D3:.D100];&quot;41&quot;))+(COUNTIFS([.E3:.E100];&quot;41&quot;))+(COUNTIFS([.F3:.F100];&quot;41&quot;))+(COUNTIFS([.G3:.G100];&quot;41&quot;))" office:value-type="float" office:value="3" calcext:value-type="float">
            <text:p>3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10-19" calcext:value-type="date">
            <text:p>19.10.18</text:p>
          </table:table-cell>
          <table:table-cell table:style-name="ce9"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 277 981</text:p>
          </table:table-cell>
          <table:table-cell table:number-columns-repeated="11"/>
          <table:table-cell table:style-name="ce71" office:value-type="float" office:value="42" calcext:value-type="float">
            <text:p>42</text:p>
          </table:table-cell>
          <table:table-cell table:style-name="ce78" table:formula="of:=SUM(COUNTIFS([.C3:.C100];&quot;42&quot;))+(COUNTIFS([.D3:.D100];&quot;42&quot;))+(COUNTIFS([.E3:.E100];&quot;42&quot;))+(COUNTIFS([.F3:.F100];&quot;42&quot;))+(COUNTIFS([.G3:.G100];&quot;42&quot;))" office:value-type="float" office:value="7" calcext:value-type="float">
            <text:p>7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10-26" calcext:value-type="date">
            <text:p>26.10.18</text:p>
          </table:table-cell>
          <table:table-cell table:style-name="ce9"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 163 851</text:p>
          </table:table-cell>
          <table:table-cell table:number-columns-repeated="11"/>
          <table:table-cell table:style-name="ce71" office:value-type="float" office:value="43" calcext:value-type="float">
            <text:p>43</text:p>
          </table:table-cell>
          <table:table-cell table:style-name="ce78" table:formula="of:=SUM(COUNTIFS([.C3:.C100];&quot;43&quot;))+(COUNTIFS([.D3:.D100];&quot;43&quot;))+(COUNTIFS([.E3:.E100];&quot;43&quot;))+(COUNTIFS([.F3:.F100];&quot;43&quot;))+(COUNTIFS([.G3:.G100];&quot;43&quot;))" office:value-type="float" office:value="5" calcext:value-type="float">
            <text:p>5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11-02" calcext:value-type="date">
            <text:p>02.11.18</text:p>
          </table:table-cell>
          <table:table-cell table:style-name="ce9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3 024 113</text:p>
          </table:table-cell>
          <table:table-cell table:number-columns-repeated="11"/>
          <table:table-cell table:style-name="ce71" office:value-type="float" office:value="44" calcext:value-type="float">
            <text:p>44</text:p>
          </table:table-cell>
          <table:table-cell table:style-name="ce78" table:formula="of:=SUM(COUNTIFS([.C3:.C100];&quot;44&quot;))+(COUNTIFS([.D3:.D100];&quot;44&quot;))+(COUNTIFS([.E3:.E100];&quot;44&quot;))+(COUNTIFS([.F3:.F100];&quot;44&quot;))+(COUNTIFS([.G3:.G100];&quot;44&quot;))" office:value-type="float" office:value="6" calcext:value-type="float">
            <text:p>6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11-09" calcext:value-type="date">
            <text:p>09.11.18</text:p>
          </table:table-cell>
          <table:table-cell table:style-name="ce9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5 950 802</text:p>
          </table:table-cell>
          <table:table-cell table:number-columns-repeated="11"/>
          <table:table-cell table:style-name="ce71" office:value-type="float" office:value="45" calcext:value-type="float">
            <text:p>45</text:p>
          </table:table-cell>
          <table:table-cell table:style-name="ce78" table:formula="of:=SUM(COUNTIFS([.C3:.C100];&quot;45&quot;))+(COUNTIFS([.D3:.D100];&quot;45&quot;))+(COUNTIFS([.E3:.E100];&quot;45&quot;))+(COUNTIFS([.F3:.F100];&quot;45&quot;))+(COUNTIFS([.G3:.G100];&quot;45&quot;))" office:value-type="float" office:value="4" calcext:value-type="float">
            <text:p>4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11-16" calcext:value-type="date">
            <text:p>16.11.18</text:p>
          </table:table-cell>
          <table:table-cell table:style-name="ce9"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3 509 618</text:p>
          </table:table-cell>
          <table:table-cell office:value-type="string" calcext:value-type="string">
            <text:p>28 545 554</text:p>
          </table:table-cell>
          <table:table-cell table:number-columns-repeated="11"/>
          <table:table-cell table:style-name="ce71" office:value-type="float" office:value="46" calcext:value-type="float">
            <text:p>46</text:p>
          </table:table-cell>
          <table:table-cell table:style-name="ce78" table:formula="of:=SUM(COUNTIFS([.C3:.C100];&quot;46&quot;))+(COUNTIFS([.D3:.D100];&quot;46&quot;))+(COUNTIFS([.E3:.E100];&quot;46&quot;))+(COUNTIFS([.F3:.F100];&quot;46&quot;))+(COUNTIFS([.G3:.G100];&quot;46&quot;))" office:value-type="float" office:value="10" calcext:value-type="float">
            <text:p>10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11-23" calcext:value-type="date">
            <text:p>23.11.18</text:p>
          </table:table-cell>
          <table:table-cell table:style-name="ce9"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 163 853</text:p>
          </table:table-cell>
          <table:table-cell table:number-columns-repeated="11"/>
          <table:table-cell table:style-name="ce71" office:value-type="float" office:value="47" calcext:value-type="float">
            <text:p>47</text:p>
          </table:table-cell>
          <table:table-cell table:style-name="ce78" table:formula="of:=SUM(COUNTIFS([.C3:.C100];&quot;47&quot;))+(COUNTIFS([.D3:.D100];&quot;47&quot;))+(COUNTIFS([.E3:.E100];&quot;47&quot;))+(COUNTIFS([.F3:.F100];&quot;47&quot;))+(COUNTIFS([.G3:.G100];&quot;47&quot;))" office:value-type="float" office:value="2" calcext:value-type="float">
            <text:p>2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11-30" calcext:value-type="date">
            <text:p>30.11.18</text:p>
          </table:table-cell>
          <table:table-cell table:style-name="ce9"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 519 581</text:p>
          </table:table-cell>
          <table:table-cell table:number-columns-repeated="11"/>
          <table:table-cell table:style-name="ce71" office:value-type="float" office:value="48" calcext:value-type="float">
            <text:p>48</text:p>
          </table:table-cell>
          <table:table-cell table:style-name="ce78" table:formula="of:=SUM(COUNTIFS([.C3:.C100];&quot;48&quot;))+(COUNTIFS([.D3:.D100];&quot;48&quot;))+(COUNTIFS([.E3:.E100];&quot;48&quot;))+(COUNTIFS([.F3:.F100];&quot;48&quot;))+(COUNTIFS([.G3:.G100];&quot;48&quot;))" office:value-type="float" office:value="4" calcext:value-type="float">
            <text:p>4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12-07" calcext:value-type="date">
            <text:p>07.12.18</text:p>
          </table:table-cell>
          <table:table-cell table:style-name="ce9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5 665 003</text:p>
          </table:table-cell>
          <table:table-cell office:value-type="string" calcext:value-type="string">
            <text:p>7 038 414</text:p>
          </table:table-cell>
          <table:table-cell table:number-columns-repeated="11"/>
          <table:table-cell table:style-name="ce71" office:value-type="float" office:value="49" calcext:value-type="float">
            <text:p>49</text:p>
          </table:table-cell>
          <table:table-cell table:style-name="ce78" table:formula="of:=SUM(COUNTIFS([.C3:.C100];&quot;49&quot;))+(COUNTIFS([.D3:.D100];&quot;49&quot;))+(COUNTIFS([.E3:.E100];&quot;49&quot;))+(COUNTIFS([.F3:.F100];&quot;49&quot;))+(COUNTIFS([.G3:.G100];&quot;49&quot;))" office:value-type="float" office:value="6" calcext:value-type="float">
            <text:p>6</text:p>
          </table:table-cell>
          <table:table-cell/>
          <table:table-cell table:style-name="ce78"/>
          <table:table-cell table:number-columns-repeated="9"/>
        </table:table-row>
        <table:table-row table:style-name="ro2">
          <table:table-cell table:style-name="ce5" office:value-type="date" office:date-value="2018-12-14" calcext:value-type="date">
            <text:p>14.12.1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 854 130</text:p>
          </table:table-cell>
          <table:table-cell office:value-type="string" calcext:value-type="string">
            <text:p>4 046 226</text:p>
          </table:table-cell>
          <table:table-cell table:number-columns-repeated="11"/>
          <table:table-cell table:style-name="ce73" office:value-type="float" office:value="50" calcext:value-type="float">
            <text:p>50</text:p>
          </table:table-cell>
          <table:table-cell table:style-name="ce81" table:formula="of:=SUM(COUNTIFS([.C3:.C100];&quot;50&quot;))+(COUNTIFS([.D3:.D100];&quot;50&quot;))+(COUNTIFS([.E3:.E100];&quot;50&quot;))+(COUNTIFS([.F3:.F100];&quot;50&quot;))+(COUNTIFS([.G3:.G100];&quot;50&quot;))" office:value-type="float" office:value="3" calcext:value-type="float">
            <text:p>3</text:p>
          </table:table-cell>
          <table:table-cell table:style-name="ce80"/>
          <table:table-cell table:style-name="ce81"/>
          <table:table-cell table:number-columns-repeated="9"/>
        </table:table-row>
        <table:table-row table:style-name="ro2">
          <table:table-cell table:style-name="ce5" office:value-type="date" office:date-value="2018-12-21" calcext:value-type="date">
            <text:p>21.12.18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2">
          <table:table-cell table:style-name="ce5" office:value-type="date" office:date-value="2018-12-28" calcext:value-type="date">
            <text:p>28.12.18</text:p>
          </table:table-cell>
          <table:table-cell office:value-type="float" office:value="52" calcext:value-type="float">
            <text:p>52</text:p>
          </table:table-cell>
          <table:table-cell table:number-columns-repeated="35"/>
        </table:table-row>
        <table:table-row table:style-name="ro2" table:number-rows-repeated="1048521">
          <table:table-cell table:number-columns-repeated="37"/>
        </table:table-row>
        <table:table-row table:style-name="ro2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2">00.00.0000</text:date>, <text:time style:data-style-name="N2" text:time-value="09:55:26.9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22:41:16.388000000</meta:creation-date>
    <meta:generator>LibreOffice/6.0.7.3$Windows_X86_64 LibreOffice_project/dc89aa7a9eabfd848af146d5086077aeed2ae4a5</meta:generator>
    <dc:date>2018-12-22T10:18:46.177000000</dc:date>
    <meta:editing-duration>PT48M28S</meta:editing-duration>
    <meta:editing-cycles>15</meta:editing-cycles>
    <meta:document-statistic meta:table-count="1" meta:cell-count="745" meta:object-count="0"/>
  </office:meta>
</office:document-meta>
</file>